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OC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37.2">
            <text:p>337,2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01.434382573067">
            <text:p>$501,43</text:p>
          </table:table-cell>
          <table:table-cell table:style-name="ce5" table:formula="of:=[.F2]-[.B3]/[.B4]" office:value-type="currency" office:currency="USD" office:value="441.193418717645">
            <text:p>$441,19</text:p>
          </table:table-cell>
          <table:table-cell table:style-name="ce15" table:formula="of:=[.G2]/1.13" office:value-type="currency" office:currency="EUR" office:value="390.436653732429">
            <text:p>390,4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">
            <text:p>1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15.291267411933">
            <text:p>$415,29</text:p>
          </table:table-cell>
          <table:table-cell table:style-name="ce7" table:formula="of:=[.F3]-[.B3]/[.B4]" office:value-type="currency" office:currency="USD" office:value="355.050303556512">
            <text:p>$355,05</text:p>
          </table:table-cell>
          <table:table-cell table:style-name="ce16" table:formula="of:=[.G3]/1.13" office:value-type="currency" office:currency="EUR" office:value="314.20380845709">
            <text:p>314,20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14.297310642245">
            <text:p>314,3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66">
            <text:p>0,16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29.676439596926">
            <text:p>$329,68</text:p>
          </table:table-cell>
          <table:table-cell table:style-name="ce14" table:formula="of:=[.F4]-[.B3]/[.B4]" office:value-type="currency" office:currency="USD" office:value="269.435475741504">
            <text:p>$269,44</text:p>
          </table:table-cell>
          <table:table-cell table:style-name="ce17" table:formula="of:=[.G4]/1.13" office:value-type="currency" office:currency="EUR" office:value="238.438474107526">
            <text:p>238,4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8.35">
            <text:p>$28,3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4.175">
            <text:p>$14,18</text:p>
          </table:table-cell>
          <table:table-cell table:style-name="ce5"/>
          <table:table-cell table:style-name="ce5" table:formula="of:=[.B8]/(1+[.D2])^(1/4)" office:value-type="currency" office:currency="USD" office:value="13.9372510544315">
            <text:p>$13,94</text:p>
          </table:table-cell>
          <table:table-cell table:style-name="ce7" table:formula="of:=[.B5]/2" office:value-type="currency" office:currency="USD" office:value="14.175">
            <text:p>$14,18</text:p>
          </table:table-cell>
          <table:table-cell table:style-name="ce7"/>
          <table:table-cell table:style-name="ce7" table:formula="of:=[.E8]/(1+[.D3])^(1/4)" office:value-type="currency" office:currency="USD" office:value="13.8888290681792">
            <text:p>$13,89</text:p>
          </table:table-cell>
          <table:table-cell table:style-name="ce8" table:formula="of:=[.B5]/2" office:value-type="currency" office:currency="USD" office:value="14.175">
            <text:p>$14,18</text:p>
          </table:table-cell>
          <table:table-cell table:style-name="ce8"/>
          <table:table-cell table:style-name="ce8" table:formula="of:=[.H8]/(1+[.D4])^(1/4)" office:value-type="currency" office:currency="USD" office:value="13.8412367211617">
            <text:p>$13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4.6645">
            <text:p>$24,66</text:p>
          </table:table-cell>
          <table:table-cell office:value-type="percentage" office:value="-0.13">
            <text:p>-13,00%</text:p>
          </table:table-cell>
          <table:table-cell table:formula="of:=[.B9]/(1+[.$D$2])^[.A9]" office:value-type="currency" office:currency="USD" office:value="23.0509345794392">
            <text:p>$23,05</text:p>
          </table:table-cell>
          <table:table-cell table:formula="of:=[.B5]*(1+[.F9])" office:value-type="currency" office:currency="USD" office:value="24.0975">
            <text:p>$24,10</text:p>
          </table:table-cell>
          <table:table-cell office:value-type="percentage" office:value="-0.15">
            <text:p>-15,00%</text:p>
          </table:table-cell>
          <table:table-cell table:formula="of:=[.E9]/(1+[.$D$3])^[.A9]" office:value-type="currency" office:currency="USD" office:value="22.2096774193548">
            <text:p>$22,21</text:p>
          </table:table-cell>
          <table:table-cell table:formula="of:=[.B5]*(1+[.I9])" office:value-type="currency" office:currency="USD" office:value="23.5305">
            <text:p>$23,53</text:p>
          </table:table-cell>
          <table:table-cell office:value-type="percentage" office:value="-0.17">
            <text:p>-17,00%</text:p>
          </table:table-cell>
          <table:table-cell table:formula="of:=[.H9]/(1+[.$D$4])^[.A9]" office:value-type="currency" office:currency="USD" office:value="21.3913636363636">
            <text:p>$21,3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6.63766">
            <text:p>$26,64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23.2663638745742">
            <text:p>$23,27</text:p>
          </table:table-cell>
          <table:table-cell table:formula="of:=[.E9]*(1+[.F10])" office:value-type="currency" office:currency="USD" office:value="25.784325">
            <text:p>$25,78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21.9026311877509">
            <text:p>$21,90</text:p>
          </table:table-cell>
          <table:table-cell table:formula="of:=[.H9]*(1+[.I10])" office:value-type="currency" office:currency="USD" office:value="24.94233">
            <text:p>$24,94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USD" office:value="20.6134958677686">
            <text:p>$20,6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8.2359196">
            <text:p>$28,24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23.0489212215408">
            <text:p>$23,05</text:p>
          </table:table-cell>
          <table:table-cell table:formula="of:=[.E10]*(1+[.F11])" office:value-type="currency" office:currency="USD" office:value="26.815698">
            <text:p>$26,82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20.9942271292727">
            <text:p>$20,99</text:p>
          </table:table-cell>
          <table:table-cell table:formula="of:=[.H10]*(1+[.I11])" office:value-type="currency" office:currency="USD" office:value="26.1894465">
            <text:p>$26,19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19.67651878287">
            <text:p>$19,6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9.365356384">
            <text:p>$29,37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22.4026897854228">
            <text:p>$22,40</text:p>
          </table:table-cell>
          <table:table-cell table:formula="of:=[.E11]*(1+[.F12])" office:value-type="currency" office:currency="USD" office:value="27.88832592">
            <text:p>$27,89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20.1234988151554">
            <text:p>$20,12</text:p>
          </table:table-cell>
          <table:table-cell table:formula="of:=[.H11]*(1+[.I12])" office:value-type="currency" office:currency="USD" office:value="26.451340965">
            <text:p>$26,45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8.0666217915443">
            <text:p>$18,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30.53997063936">
            <text:p>$30,54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21.7745769877007">
            <text:p>$21,77</text:p>
          </table:table-cell>
          <table:table-cell table:formula="of:=[.E12]*(1+[.F13])" office:value-type="currency" office:currency="USD" office:value="29.0038589568">
            <text:p>$29,0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19.2888836569232">
            <text:p>$19,29</text:p>
          </table:table-cell>
          <table:table-cell table:formula="of:=[.H12]*(1+[.I13])" office:value-type="currency" office:currency="USD" office:value="26.71585437465">
            <text:p>$26,72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16.5884436449634">
            <text:p>$16,5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1.7615694649344">
            <text:p>$31,7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21.164074829167">
            <text:p>$21,16</text:p>
          </table:table-cell>
          <table:table-cell table:formula="of:=[.E13]*(1+[.F14])" office:value-type="currency" office:currency="USD" office:value="29.873974725504">
            <text:p>$29,87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18.3111061443602">
            <text:p>$18,31</text:p>
          </table:table-cell>
          <table:table-cell table:formula="of:=[.H13]*(1+[.I14])" office:value-type="currency" office:currency="USD" office:value="26.9830129183965">
            <text:p>$26,98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15.2312073467391">
            <text:p>$15,2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3.0320322435318">
            <text:p>$33,03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20.5706895535829">
            <text:p>$20,57</text:p>
          </table:table-cell>
          <table:table-cell table:formula="of:=[.E14]*(1+[.F15])" office:value-type="currency" office:currency="USD" office:value="30.7701939672691">
            <text:p>$30,77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17.3828933904987">
            <text:p>$17,38</text:p>
          </table:table-cell>
          <table:table-cell table:formula="of:=[.H14]*(1+[.I15])" office:value-type="currency" office:currency="USD" office:value="27.2528430475805">
            <text:p>$27,25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13.9850176547332">
            <text:p>$13,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4.3533135332731">
            <text:p>$34,35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9.9939412483423">
            <text:p>$19,99</text:p>
          </table:table-cell>
          <table:table-cell table:formula="of:=[.E15]*(1+[.F16])" office:value-type="currency" office:currency="USD" office:value="31.6932997862872">
            <text:p>$31,69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16.5017328960494">
            <text:p>$16,50</text:p>
          </table:table-cell>
          <table:table-cell table:formula="of:=[.H15]*(1+[.I16])" office:value-type="currency" office:currency="USD" office:value="27.5253714780563">
            <text:p>$27,53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12.8407889375277">
            <text:p>$12,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5.727446074604">
            <text:p>$35,73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19.4333634563327">
            <text:p>$19,43</text:p>
          </table:table-cell>
          <table:table-cell table:formula="of:=[.E16]*(1+[.F17])" office:value-type="currency" office:currency="USD" office:value="32.6440987798758">
            <text:p>$32,64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15.6652395234386">
            <text:p>$15,67</text:p>
          </table:table-cell>
          <table:table-cell table:formula="of:=[.H16]*(1+[.I17])" office:value-type="currency" office:currency="USD" office:value="27.8006251928368">
            <text:p>$27,80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11.7901789335482">
            <text:p>$11,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7.1565439175881">
            <text:p>$37,16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18.8885027986785">
            <text:p>$18,89</text:p>
          </table:table-cell>
          <table:table-cell table:formula="of:=[.E17]*(1+[.F18])" office:value-type="currency" office:currency="USD" office:value="33.6234217432721">
            <text:p>$33,62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4.8711490406837">
            <text:p>$14,87</text:p>
          </table:table-cell>
          <table:table-cell table:formula="of:=[.H17]*(1+[.I18])" office:value-type="currency" office:currency="USD" office:value="28.0786314447652">
            <text:p>$28,08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10.8255279298943">
            <text:p>$10,8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27.531309389213">
            <text:p>$227,53</text:p>
          </table:table-cell>
          <table:table-cell/>
          <table:table-cell table:style-name="ce7"/>
          <table:table-cell table:formula="of:=SUM([.G8:.G18])" office:value-type="currency" office:currency="USD" office:value="201.139868271667">
            <text:p>$201,14</text:p>
          </table:table-cell>
          <table:table-cell/>
          <table:table-cell table:style-name="ce8"/>
          <table:table-cell table:formula="of:=SUM([.J8:.J18])" office:value-type="currency" office:currency="USD" office:value="174.850401247114">
            <text:p>$174,8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57.348158763822">
            <text:p>$557,35</text:p>
          </table:table-cell>
          <table:table-cell table:style-name="ce5"/>
          <table:table-cell table:formula="of:=[.B20]/(1+[.D2])^([.A18]+1/2)" office:value-type="currency" office:currency="USD" office:value="273.903073183854">
            <text:p>$273,90</text:p>
          </table:table-cell>
          <table:table-cell table:formula="of:=[.E18]*[.D5]" office:value-type="currency" office:currency="USD" office:value="504.351326149082">
            <text:p>$504,35</text:p>
          </table:table-cell>
          <table:table-cell table:style-name="ce7"/>
          <table:table-cell table:formula="of:=[.E20]/(1+[.D3])^([.A18]+1/2)" office:value-type="currency" office:currency="USD" office:value="214.151399140266">
            <text:p>$214,15</text:p>
          </table:table-cell>
          <table:table-cell table:formula="of:=[.H18]*[.D5]" office:value-type="currency" office:currency="USD" office:value="421.179471671478">
            <text:p>$421,18</text:p>
          </table:table-cell>
          <table:table-cell table:style-name="ce8"/>
          <table:table-cell table:formula="of:=[.H20]/(1+[.D4])^([.A18]+1/2)" office:value-type="currency" office:currency="USD" office:value="154.826038349812">
            <text:p>$154,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6.12.2021</text:date>, <text:time>14:04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6T14:04:18.66</dc:date>
    <dc:creator>aaa </dc:creator>
    <meta:editing-duration>P2DT23H20M34S</meta:editing-duration>
    <meta:editing-cycles>48</meta:editing-cycles>
    <meta:generator>OpenOffice/4.1.5$Win32 OpenOffice.org_project/415m1$Build-9789</meta:generator>
    <meta:document-statistic meta:table-count="5" meta:cell-count="691" meta:object-count="0"/>
  </office:meta>
</office:document-meta>
</file>